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in" fo:margin-bottom="0in" fo:line-height="100%" fo:text-align="center" style:justify-single-word="false" fo:background-color="transparent" style:shadow="none">
        <style:background-image/>
      </style:paragraph-properties>
    </style:style>
    <style:style style:name="P3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316eaa"/>
    </style:style>
    <style:style style:name="P4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3432fe"/>
    </style:style>
    <style:style style:name="P5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6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officeooo:rsid="00204656" officeooo:paragraph-rsid="00204656" style:text-blinking="false"/>
    </style:style>
    <style:style style:name="P7" style:family="paragraph" style:parent-style-name="Text_20_body" style:master-page-name="">
      <style:paragraph-properties fo:margin-top="0in" fo:margin-bottom="0in" fo:line-height="100%" fo:text-align="center" style:justify-single-word="false" style:page-number="auto" fo:background-color="transparent" style:shadow="none">
        <style:background-image/>
      </style:paragraph-properties>
    </style:style>
    <style:style style:name="P8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rsid="002ddfb3"/>
    </style:style>
    <style:style style:name="P9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10" style:family="paragraph" style:parent-style-name="Text_20_body">
      <style:paragraph-properties fo:margin-top="0in" fo:margin-bottom="0in" fo:line-height="100%" fo:background-color="transparent" style:shadow="none">
        <style:tab-stops/>
        <style:background-image/>
      </style:paragraph-properties>
      <style:text-properties officeooo:paragraph-rsid="003fc74b"/>
    </style:style>
    <style:style style:name="P11" style:family="paragraph" style:parent-style-name="Text_20_body">
      <style:paragraph-properties fo:margin-top="0in" fo:margin-bottom="0in" fo:line-height="100%" fo:text-align="start" style:justify-single-word="false" fo:background-color="transparent" style:shadow="none">
        <style:tab-stops/>
        <style:background-image/>
      </style:paragraph-properties>
      <style:text-properties officeooo:paragraph-rsid="003fc74b"/>
    </style:style>
    <style:style style:name="P12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3fc74b"/>
    </style:style>
    <style:style style:name="P13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4145f7"/>
    </style:style>
    <style:style style:name="P14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41feb9"/>
    </style:style>
    <style:style style:name="P15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24852a"/>
    </style:style>
    <style:style style:name="P16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22002d"/>
    </style:style>
    <style:style style:name="P17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494cce"/>
    </style:style>
    <style:style style:name="P18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4b01be"/>
    </style:style>
    <style:style style:name="P19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 officeooo:rsid="0022002d" officeooo:paragraph-rsid="0022002d"/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2caa67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316eaa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3493a5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3251e3" style:font-weight-asian="bold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3fc74b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ize="14pt" style:text-underline-style="solid" style:text-underline-width="auto" style:text-underline-color="font-color" fo:font-weight="normal" officeooo:rsid="003493a5" style:font-weight-asian="normal" style:font-weight-complex="normal"/>
    </style:style>
    <style:style style:name="T10" style:family="text">
      <style:text-properties fo:font-size="14pt" style:text-underline-style="solid" style:text-underline-width="auto" style:text-underline-color="font-color" officeooo:rsid="00316eaa"/>
    </style:style>
    <style:style style:name="T11" style:family="text">
      <style:text-properties fo:font-size="14pt" style:text-underline-style="solid" style:text-underline-width="auto" style:text-underline-color="font-color" officeooo:rsid="003251e3"/>
    </style:style>
    <style:style style:name="T12" style:family="text">
      <style:text-properties fo:font-size="14pt" fo:font-weight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caa67"/>
    </style:style>
    <style:style style:name="T15" style:family="text">
      <style:text-properties style:text-underline-style="solid" style:text-underline-width="auto" style:text-underline-color="font-color" officeooo:rsid="002ddfb3"/>
    </style:style>
    <style:style style:name="T16" style:family="text">
      <style:text-properties style:text-underline-style="solid" style:text-underline-width="auto" style:text-underline-color="font-color" officeooo:rsid="00316eaa"/>
    </style:style>
    <style:style style:name="T17" style:family="text">
      <style:text-properties style:text-underline-style="solid" style:text-underline-width="auto" style:text-underline-color="font-color" officeooo:rsid="004145f7"/>
    </style:style>
    <style:style style:name="T18" style:family="text">
      <style:text-properties style:text-underline-style="solid" style:text-underline-width="auto" style:text-underline-color="font-color" officeooo:rsid="004b6ac4"/>
    </style:style>
    <style:style style:name="T19" style:family="text">
      <style:text-properties fo:color="#0000ff" style:text-underline-style="solid" style:text-underline-width="auto" style:text-underline-color="font-color" officeooo:rsid="002781d2"/>
    </style:style>
    <style:style style:name="T20" style:family="text">
      <style:text-properties style:text-line-through-style="none" style:text-underline-style="none" style:text-blinking="false"/>
    </style:style>
    <style:style style:name="T21" style:family="text">
      <style:text-properties style:text-line-through-style="none" style:text-underline-style="none" officeooo:rsid="003432fe" style:text-blinking="false"/>
    </style:style>
    <style:style style:name="T22" style:family="text">
      <style:text-properties style:text-line-through-style="none" style:text-underline-style="none" officeooo:rsid="0036f15e" style:text-blinking="false"/>
    </style:style>
    <style:style style:name="T23" style:family="text">
      <style:text-properties style:text-line-through-style="none" style:text-underline-style="none" officeooo:rsid="0039c382" style:text-blinking="false"/>
    </style:style>
    <style:style style:name="T24" style:family="text">
      <style:text-properties style:text-line-through-style="none" style:text-underline-style="solid" style:text-underline-width="auto" style:text-underline-color="font-color" officeooo:rsid="003432fe" style:text-blinking="false"/>
    </style:style>
    <style:style style:name="T25" style:family="text">
      <style:text-properties style:text-line-through-style="none" style:text-underline-style="solid" style:text-underline-width="auto" style:text-underline-color="font-color" officeooo:rsid="0036f15e" style:text-blinking="false"/>
    </style:style>
    <style:style style:name="T26" style:family="text">
      <style:text-properties style:text-underline-style="none" officeooo:rsid="00204656"/>
    </style:style>
    <style:style style:name="T27" style:family="text">
      <style:text-properties style:text-underline-style="none" officeooo:rsid="0022002d"/>
    </style:style>
    <style:style style:name="T28" style:family="text">
      <style:text-properties style:text-underline-style="none" officeooo:rsid="002caa67"/>
    </style:style>
    <style:style style:name="T29" style:family="text">
      <style:text-properties style:text-underline-style="none" officeooo:rsid="00316eaa"/>
    </style:style>
    <style:style style:name="T30" style:family="text">
      <style:text-properties style:text-underline-style="none" officeooo:rsid="002ddfb3"/>
    </style:style>
    <style:style style:name="T31" style:family="text">
      <style:text-properties style:text-underline-style="none" officeooo:rsid="0035efb1"/>
    </style:style>
    <style:style style:name="T32" style:family="text">
      <style:text-properties style:text-underline-style="none" officeooo:rsid="003e132f"/>
    </style:style>
    <style:style style:name="T33" style:family="text">
      <style:text-properties style:text-underline-style="none" officeooo:rsid="003fc74b"/>
    </style:style>
    <style:style style:name="T34" style:family="text">
      <style:text-properties style:text-underline-style="none" officeooo:rsid="004145f7"/>
    </style:style>
    <style:style style:name="T35" style:family="text">
      <style:text-properties style:text-underline-style="none" officeooo:rsid="002ab11d"/>
    </style:style>
    <style:style style:name="T36" style:family="text">
      <style:text-properties style:text-underline-style="none" officeooo:rsid="0041feb9"/>
    </style:style>
    <style:style style:name="T37" style:family="text">
      <style:text-properties style:text-underline-style="none" officeooo:rsid="00439088"/>
    </style:style>
    <style:style style:name="T38" style:family="text">
      <style:text-properties style:text-underline-style="none" officeooo:rsid="0044a850"/>
    </style:style>
    <style:style style:name="T39" style:family="text">
      <style:text-properties style:text-underline-style="none" officeooo:rsid="004623cc"/>
    </style:style>
    <style:style style:name="T40" style:family="text">
      <style:text-properties style:text-underline-style="none" officeooo:rsid="00494cce"/>
    </style:style>
    <style:style style:name="T41" style:family="text">
      <style:text-properties style:text-underline-style="none" officeooo:rsid="004b01be"/>
    </style:style>
    <style:style style:name="T42" style:family="text">
      <style:text-properties style:text-underline-style="none" officeooo:rsid="004b6ac4"/>
    </style:style>
    <style:style style:name="T43" style:family="text">
      <style:text-properties officeooo:rsid="0028e0bc"/>
    </style:style>
    <style:style style:name="T44" style:family="text">
      <style:text-properties officeooo:rsid="002caa67"/>
    </style:style>
    <style:style style:name="T45" style:family="text">
      <style:text-properties officeooo:rsid="002ddfb3"/>
    </style:style>
    <style:style style:name="T46" style:family="text">
      <style:text-properties officeooo:rsid="00316eaa"/>
    </style:style>
    <style:style style:name="T47" style:family="text">
      <style:text-properties officeooo:rsid="003251e3"/>
    </style:style>
    <style:style style:name="T48" style:family="text">
      <style:text-properties officeooo:rsid="003432fe"/>
    </style:style>
    <style:style style:name="T49" style:family="text">
      <style:text-properties officeooo:rsid="0039b83c"/>
    </style:style>
    <style:style style:name="T50" style:family="text">
      <style:text-properties officeooo:rsid="003a3caf"/>
    </style:style>
    <style:style style:name="T51" style:family="text">
      <style:text-properties officeooo:rsid="004145f7"/>
    </style:style>
    <style:style style:name="T52" style:family="text">
      <style:text-properties officeooo:rsid="0041feb9"/>
    </style:style>
    <style:style style:name="T53" style:family="text">
      <style:text-properties officeooo:rsid="0024852a"/>
    </style:style>
    <style:style style:name="T54" style:family="text">
      <style:text-properties officeooo:rsid="004623cc"/>
    </style:style>
    <style:style style:name="T55" style:family="text">
      <style:text-properties officeooo:rsid="0048dc37"/>
    </style:style>
    <style:style style:name="T56" style:family="text">
      <style:text-properties fo:font-size="16pt" style:text-underline-style="solid" style:text-underline-width="auto" style:text-underline-color="font-color" fo:font-weight="bold" officeooo:rsid="0048dc37" style:font-size-asian="16pt" style:font-size-complex="16pt"/>
    </style:style>
    <style:style style:name="T57" style:family="text">
      <style:text-properties officeooo:rsid="00494cce"/>
    </style:style>
    <style:style style:name="T58" style:family="text">
      <style:text-properties officeooo:rsid="004b01be"/>
    </style:style>
    <style:style style:name="T59" style:family="text">
      <style:text-properties officeooo:rsid="004b6ac4"/>
    </style:style>
    <style:style style:name="T60" style:family="text">
      <style:text-properties fo:font-size="20pt" style:text-underline-style="solid" style:text-underline-width="auto" style:text-underline-color="font-color" fo:font-weight="bold" officeooo:rsid="0048dc37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0">Resume</text:span> </text:p>
      <text:p text:style-name="P2"/>
      <text:p text:style-name="P1"><text:span text:style-name="T12">Marcos Ariel Chaparro</text:span> </text:p>
      <text:p text:style-name="P1"/>
      <text:p text:style-name="P1"><text:span text:style-name="T3">Personal information</text:span><text:span text:style-name="T2">:</text:span> </text:p>
      <text:p text:style-name="P1"/>
      <text:p text:style-name="P1"><text:span text:style-name="T14">Address</text:span><text:span text:style-name="T13">:</text:span> Martín García 184, Punta Alta, B<text:span text:style-name="T44">uenos</text:span> A<text:span text:style-name="T44">ires</text:span></text:p>
      <text:p text:style-name="P1"><text:span text:style-name="T18">P</text:span><text:span text:style-name="T14">hone</text:span><text:span text:style-name="T13">:</text:span> <text:span text:style-name="T44">[+549] </text:span>2932 492779 (m<text:span text:style-name="T44">ob</text:span>il<text:span text:style-name="T44">e</text:span>) </text:p>
      <text:p text:style-name="P1"><text:span text:style-name="T13">E-mail:</text:span> <text:a xlink:type="simple" xlink:href="mailto:marcus.chaparro@gmail.com"><text:span text:style-name="T19">marcus.chaparro@gmail.com</text:span></text:a> </text:p>
      <text:p text:style-name="P1"/>
      <text:p text:style-name="P1"><text:span text:style-name="T3">Education</text:span><text:span text:style-name="T1">:</text:span> </text:p>
      <text:p text:style-name="P1"/>
      <text:p text:style-name="P10"><text:span text:style-name="T14">University:</text:span><text:span text:style-name="T28"> </text:span><text:span text:style-name="T30">Electronic Engineering,</text:span><text:span text:style-name="T31">at</text:span><text:span text:style-name="T28"> </text:span><text:a xlink:type="simple" xlink:href="http://www.frbb.utn.edu.ar/"><text:span text:style-name="T14">U.T.N.</text:span></text:a><text:span text:style-name="T28"> - Bahía Blanca.</text:span></text:p>
      <text:p text:style-name="P10"><text:span text:style-name="T28"><text:tab/><text:tab/><text:tab/><text:tab/><text:tab/><text:tab/><text:tab/><text:tab/></text:span><text:span text:style-name="T32">GPA: 7.</text:span><text:span text:style-name="T33">57</text:span><text:span text:style-name="T32"> over 10, </text:span><text:span text:style-name="T38">one year to graduate</text:span></text:p>
      <text:p text:style-name="P10"><text:span text:style-name="T14">High School</text:span><text:span text:style-name="T13">:</text:span> “Bachiller con orientación Ciencias Naturales”, Inst. José M. Estrada – Punta Alta. 2005. <text:s text:c="2"/></text:p>
      <text:p text:style-name="P11"><text:span text:style-name="T32"><text:tab/><text:tab/><text:tab/><text:tab/><text:tab/><text:tab/><text:tab/><text:tab/>GPA: </text:span><text:span text:style-name="T33">8.98</text:span><text:span text:style-name="T32"> over 10</text:span></text:p>
      <text:p text:style-name="P1"><text:span text:style-name="T50"/></text:p>
      <text:p text:style-name="P12"><text:span text:style-name="T7">Experience</text:span></text:p>
      <text:p text:style-name="P8"/>
      <text:list xml:id="list1955851059" text:style-name="L1">
        <text:list-item>
          <text:p text:style-name="P13"><text:span text:style-name="T29">Member of </text:span><text:span text:style-name="T27">DIYEFI.org, </text:span><text:span text:style-name="T29">designing</text:span><text:span text:style-name="T26"> </text:span><text:a xlink:type="simple" xlink:href="http://puma.freeems.org/"><text:span text:style-name="T15">hardware</text:span></text:a><text:span text:style-name="T26"> </text:span><text:span text:style-name="T29">for the </text:span><text:a xlink:type="simple" xlink:href="http://freeems.org/"><text:span text:style-name="T15">FreeEMS</text:span></text:a><text:span text:style-name="T26"> </text:span><text:span text:style-name="T29">project,</text:span><text:span text:style-name="T34"> in charge of layout and production</text:span><text:span text:style-name="T29">.</text:span></text:p>
        </text:list-item>
        <text:list-item>
          <text:p text:style-name="P13"><text:span text:style-name="T34">Multiplatform </text:span><text:a xlink:type="simple" xlink:href="http://forum.diyefi.org/viewtopic.php?f=33&amp;t=866"><text:span text:style-name="T16">G</text:span></text:a><text:a xlink:type="simple" xlink:href="http://forum.diyefi.org/viewtopic.php?f=33&amp;t=866"><text:span text:style-name="T17">UI</text:span></text:a><text:span text:style-name="T35"> </text:span><text:span text:style-name="T34">designer, </text:span><text:span text:style-name="T37">with</text:span><text:span text:style-name="T34"> a basic </text:span><text:a xlink:type="simple" xlink:href="http://lasnoemis.weebly.com/monte-hermoso.html"><text:span text:style-name="T17">webpage</text:span></text:a><text:span text:style-name="T34"> experience.</text:span></text:p>
        </text:list-item>
        <text:list-item>
          <text:p text:style-name="P13"><text:span text:style-name="T51">Long time </text:span><text:span text:style-name="T54">Debian </text:span><text:span text:style-name="T51">GNU/Linux user, with experience in real time Linux kernels (preempt-rt and xenomai) and kernelspace hacking. </text:span><text:span text:style-name="T52">Provided </text:span><text:a xlink:type="simple" xlink:href="http://git.kernel.org/?p=linux/kernel/git/stable/linux-2.6.36.y.git;a=blob_plain;f=drivers/net/wireless/ath/ath5k/led.c;hb=HEAD"><text:span text:style-name="T52">code</text:span></text:a><text:span text:style-name="T52"> for a WiFi module that is now in the Linux mainstream.</text:span></text:p>
        </text:list-item>
        <text:list-item>
          <text:p text:style-name="P14"><text:span text:style-name="T45">C programming for ARM, Microchip PIC and dsPIC microcontrollers</text:span><text:span text:style-name="T52">, </text:span><text:span text:style-name="T45">and a bit of Freescale S12. </text:span><text:span text:style-name="T52">Mostly hard real time projects, </text:span><text:span text:style-name="T45">m</text:span><text:span text:style-name="T59">ost of them using gcc.</text:span></text:p>
        </text:list-item>
        <text:list-item>
          <text:p text:style-name="P15"><text:span text:style-name="T53">Qt</text:span><text:span text:style-name="T49">4</text:span><text:span text:style-name="T53"> framework, </text:span><text:span text:style-name="T58">git version control,</text:span><text:span text:style-name="T53"> </text:span><text:span text:style-name="T55">and Debian </text:span><text:a xlink:type="simple" xlink:href="https://github.com/nitrousnrg/ECUmanager/downloads"><text:span text:style-name="T55">packaging</text:span></text:a><text:span text:style-name="T55">.</text:span></text:p>
        </text:list-item>
        <text:list-item>
          <text:p text:style-name="P18"><text:span text:style-name="T58">High performance computing using openMP, MPI, and Condor.</text:span></text:p>
        </text:list-item>
        <text:list-item>
          <text:p text:style-name="P17"><text:span text:style-name="T36">Worked</text:span><text:span text:style-name="T29"> at the </text:span><text:span text:style-name="T27">Hospital Naval Puerto Belgrano, </text:span><text:span text:style-name="T29">repairing electromedical intruments and designing </text:span><text:a xlink:type="simple" xlink:href="http://www.youtube.com/user/nitrousnrg?feature=mhum#p/u/8/nONYo-eHlGA"><text:span text:style-name="T16">upgrades</text:span></text:a><text:span text:style-name="T29"> for </text:span><text:span text:style-name="T39">the equipment</text:span><text:span text:style-name="T29"> of the lab</text:span><text:span text:style-name="T27">.</text:span></text:p>
        </text:list-item>
        <text:list-item>
          <text:p text:style-name="P18"><text:span text:style-name="T40">Used V</text:span><text:span text:style-name="T39">erilog, Coocox, </text:span><text:span text:style-name="T41">RAID1 setups, </text:span><text:span text:style-name="T42">ssh, </text:span><text:span text:style-name="T40">Neural networks,</text:span><text:span text:style-name="T39"> oxyacetylene welding </text:span><text:span text:style-name="T40">and</text:span><text:span text:style-name="T39"> </text:span><text:span text:style-name="T40">SMT reflow.</text:span></text:p>
        </text:list-item>
        <text:list-item>
          <text:p text:style-name="P16"><text:span text:style-name="T57">R</text:span><text:span text:style-name="T46">esearch</text:span><text:span text:style-name="T57">er</text:span><text:span text:style-name="T46"> </text:span><text:span text:style-name="T57">at</text:span><text:span text:style-name="T46"> the “</text:span>Grupo de Estudios de Bio-Ingeniería” (<text:a xlink:type="simple" xlink:href="http://www.frbb.utn.edu.ar/electronica/grupo-investigacion/gebi.html">GEBI</text:a>) <text:span text:style-name="T57">in</text:span><text:span text:style-name="T46"> the </text:span>Universidad Tecnológica Nacional.</text:p>
        </text:list-item>
      </text:list>
      <text:p text:style-name="P19"><text:span text:style-name="T27"/></text:p>
      <text:p text:style-name="P1"><text:span text:style-name="T4">Languages</text:span><text:span text:style-name="T1">:</text:span> </text:p>
      <text:p text:style-name="P1"/>
      <text:p text:style-name="P3"><text:span text:style-name="T46">Spanish, native </text:span><text:span text:style-name="T47">fluency</text:span></text:p>
      <text:p text:style-name="P3"><text:span text:style-name="T46">English, </text:span><text:span text:style-name="T48">poor</text:span><text:span text:style-name="T47"> fluenc</text:span><text:span text:style-name="T48">y, good written practice.</text:span></text:p>
      <text:p text:style-name="P1"/>
      <text:p text:style-name="P1"><text:span text:style-name="T5">Publications</text:span><text:span text:style-name="T8">:</text:span> </text:p>
      <text:p text:style-name="P5"/>
      <text:p text:style-name="P6">2010:<text:tab/><text:span text:style-name="T48">Co-author of the paper </text:span>“<text:span text:style-name="T43">Herramienta Computacional Para la Determinación de Mapas Electromagnéticos de Radiofrecuencias.” N. Mata, P. Baldini, Ch. Galasso, M Chaparro, M Silva Bustos. </text:span><text:span text:style-name="T48">Exposed at </text:span><text:a xlink:type="simple" xlink:href="http://www.frhutn.org/cms/index.php?seccion_generica_id=675"><text:span text:style-name="T43">EMNUS</text:span></text:a><text:span text:style-name="T43"> 2010, UTN, FR Haedo.</text:span></text:p>
      <text:p text:style-name="P5"/>
      <text:p text:style-name="P1"><text:span text:style-name="T6">Other activities:</text:span> </text:p>
      <text:p text:style-name="P1"/>
      <text:p text:style-name="P4"><text:span text:style-name="T13">2007:</text:span><text:span text:style-name="T20"> </text:span><text:span text:style-name="T21">Development and testing of a</text:span><text:span text:style-name="T22">n</text:span><text:span text:style-name="T21"> </text:span><text:a xlink:type="simple" xlink:href="http://www.youtube.com/watch?v=3yXYihwEvos"><text:span text:style-name="T24">Engine Managemen</text:span></text:a><text:a xlink:type="simple" xlink:href="http://www.youtube.com/watch?v=3yXYihwEvos"><text:span text:style-name="T25">t</text:span></text:a><text:a xlink:type="simple" xlink:href="http://www.youtube.com/watch?v=3yXYihwEvos"><text:span text:style-name="T24"> Sytem</text:span></text:a><text:span text:style-name="T21">, intended to be an extremely cost-effective solution to replace carbur</text:span><text:span text:style-name="T23">e</text:span><text:span text:style-name="T21">tors.</text:span></text:p>
      <text:p text:style-name="P1"><text:span text:style-name="T13">2008:</text:span> <text:bookmark text:name="h4lw"/><text:a xlink:type="simple" xlink:href="http://cm2prod.baylor.edu/login.jsf" office:target-frame-name="_blank" xlink:show="new">ACM-IBM international collegiate programming contest</text:a> , represent<text:span text:style-name="T48">ing the </text:span>UTN FRBB <text:span text:style-name="T48">at the Universidad de Buenos Aires.</text:span></text:p>
      <text:p text:style-name="P1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201in" fo:margin-bottom="0.5717in" fo:margin-left="0.6835in" fo:margin-right="0.645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urriculum vitae</dc:title>
    <meta:creation-date>2009-03-29T17:01:12</meta:creation-date>
    <dc:date>2011-02-23T04:26:59</dc:date>
    <meta:print-date>2009-03-30T15:15:36</meta:print-date>
    <dc:language>en-US</dc:language>
    <meta:editing-cycles>34</meta:editing-cycles>
    <meta:editing-duration>PT08H35M47S</meta:editing-duration>
    <meta:document-statistic meta:table-count="0" meta:image-count="0" meta:object-count="0" meta:page-count="1" meta:paragraph-count="29" meta:word-count="292" meta:character-count="1982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